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chen:</text:p>
      <text:p text:style-name="Standard">Im Binärbaum: → EZ Komp(logn)</text:p>
      <text:p text:style-name="Standard"><text:line-break/>im ungeordneten Array: durchiterieren „British Museum“ Komp.(n)</text:p>
      <text:p text:style-name="Standard"/>
      <text:p text:style-name="Standard">im geordneten Array : Mitte → ein Teil weg → anderer Teil Mitte → …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0:08:01.59</meta:creation-date>
    <dc:date>2013-06-13T12:55:44.37</dc:date>
    <meta:editing-duration>PT2H47M42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4" meta:word-count="28" meta:character-count="167"/>
  </office:meta>
</office:document-meta>
</file>